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6/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DMLT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TW+KNN</text:p>
          </table:table-cell>
          <table:table-cell/>
          <table:table-cell office:value-type="string" calcext:value-type="string">
            <text:p>LSTM/BILST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riplets fa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 st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/>
          <table:table-cell office:value-type="string" calcext:value-type="string">
            <text:p>alpha fa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di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/>
          <table:table-cell office:value-type="string" calcext:value-type="string">
            <text:p>cy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 sl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_epoch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idSiz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dient_thrsh</text:p>
          </table:table-cell>
          <table:table-cell office:value-type="string" calcext:value-type="string">
            <text:p>1/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dden_size</text:p>
          </table:table-cell>
          <table:table-cell office:value-type="string" calcext:value-type="string">
            <text:p>3*n_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filter_param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6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"/>
          <table:table-cell office:value-type="string" calcext:value-type="string">
            <text:p>n_features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2"/>
          <table:table-cell office:value-type="string" calcext:value-type="string">
            <text:p>n_train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2"/>
          <table:table-cell office:value-type="string" calcext:value-type="string">
            <text:p>n_test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office:value-type="string" calcext:value-type="string">
            <text:p>n_classes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string" calcext:value-type="string">
            <text:p>min_length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string" calcext:value-type="string">
            <text:p>max_length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2"/>
          <table:table-cell office:value-type="string" calcext:value-type="string">
            <text:p>avg_length</text:p>
          </table:table-cell>
          <table:table-cell office:value-type="float" office:value="39.95" calcext:value-type="float">
            <text:p>39,95</text:p>
          </table:table-cell>
          <table:table-cell office:value-type="float" office:value="38.54" calcext:value-type="float">
            <text:p>38,54</text:p>
          </table:table-cell>
          <table:table-cell office:value-type="float" office:value="41.26" calcext:value-type="float">
            <text:p>41,26</text:p>
          </table:table-cell>
          <table:table-cell office:value-type="float" office:value="18.68" calcext:value-type="float">
            <text:p>18,68</text:p>
          </table:table-cell>
          <table:table-cell office:value-type="float" office:value="117.83" calcext:value-type="float">
            <text:p>117,83</text:p>
          </table:table-cell>
          <table:table-cell office:value-type="float" office:value="67.71" calcext:value-type="float">
            <text:p>67,71</text:p>
          </table:table-cell>
          <table:table-cell office:value-type="float" office:value="29.47" calcext:value-type="float">
            <text:p>29,47</text:p>
          </table:table-cell>
          <table:table-cell office:value-type="float" office:value="224.49" calcext:value-type="float">
            <text:p>224,49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</table:table>
      <table:table table:name="Arkusz2" table:style-name="ta1">
        <table:shapes>
          <draw:frame draw:z-index="0" draw:style-name="gr1" draw:text-style-name="P1" svg:width="15.997cm" svg:height="9.004cm" svg:x="7.131cm" svg:y="4.383cm">
            <draw:object draw:notify-on-update-of-ranges="Arkusz2.B8:Arkusz2.B18 Arkusz2.C8:Arkusz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883cm" svg:y="13.254cm">
            <draw:object draw:notify-on-update-of-ranges="Arkusz2.B36:Arkusz2.B44 Arkusz2.C35:Arkusz2.C35 Arkusz2.C36:Arkusz2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84cm" svg:y="21.78cm">
            <draw:object draw:notify-on-update-of-ranges="Arkusz2.B48:Arkusz2.B58 Arkusz2.C47:Arkusz2.C47 Arkusz2.C48:Arkusz2.C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6.8cm" svg:y="30.705cm">
            <draw:object draw:notify-on-update-of-ranges="Arkusz2.B62:Arkusz2.B76 Arkusz2.C61:Arkusz2.C61 Arkusz2.C62:Arkusz2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32.161cm" svg:y="2.099cm">
            <draw:object draw:notify-on-update-of-ranges="Arkusz2.M6:Arkusz2.M15 Arkusz2.N6:Arkusz2.N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32.297cm" svg:y="10.996cm">
            <draw:object draw:notify-on-update-of-ranges="Arkusz2.M19:Arkusz2.M26 Arkusz2.N19:Arkusz2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32.489cm" svg:y="20.107cm">
            <draw:object draw:notify-on-update-of-ranges="Arkusz2.M29:Arkusz2.M38 Arkusz2.N29:Arkusz2.N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8cm" svg:height="9.005cm" svg:x="32.737cm" svg:y="37.717cm">
            <draw:object draw:notify-on-update-of-ranges="Arkusz2.M54:Arkusz2.M63 Arkusz2.N54:Arkusz2.N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7cm" svg:height="9.004cm" svg:x="32.793cm" svg:y="46.803cm">
            <draw:object draw:notify-on-update-of-ranges="Arkusz2.M67:Arkusz2.M80 Arkusz2.N67:Arkusz2.N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" draw:text-style-name="P1" svg:width="15.997cm" svg:height="9.005cm" svg:x="58.922cm" svg:y="0.611cm">
            <draw:object draw:notify-on-update-of-ranges="Arkusz2.Y5:Arkusz2.Y19 Arkusz2.Z4:Arkusz2.Z4 Arkusz2.Z5:Arkusz2.Z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LDM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iplet = 20</text:p>
          </table:table-cell>
          <table:table-cell office:value-type="string" calcext:value-type="string">
            <text:p>Cycle = 15</text:p>
          </table:table-cell>
          <table:table-cell office:value-type="string" calcext:value-type="string">
            <text:p><text:s/>Alpha = 5</text:p>
          </table:table-cell>
          <table:table-cell office:value-type="string" calcext:value-type="string">
            <text:p>K = 1</text:p>
          </table:table-cell>
          <table:table-cell table:number-columns-repeated="8"/>
          <table:table-cell office:value-type="string" calcext:value-type="string">
            <text:p>DE</text:p>
          </table:table-cell>
          <table:table-cell table:number-columns-repeated="11"/>
          <table:table-cell office:value-type="string" calcext:value-type="string">
            <text:p>KNN DTW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 = 3</text:p>
          </table:table-cell>
          <table:table-cell office:value-type="string" calcext:value-type="string">
            <text:p>DE dim = 2</text:p>
          </table:table-cell>
          <table:table-cell office:value-type="string" calcext:value-type="string">
            <text:p>DE slid = 2</text:p>
          </table:table-cell>
          <table:table-cell office:value-type="string" calcext:value-type="string">
            <text:p>Alpha = 2</text:p>
          </table:table-cell>
          <table:table-cell office:value-type="string" calcext:value-type="string">
            <text:p>Beta =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plet factor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74" calcext:value-type="float">
            <text:p>0,77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,8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string" calcext:value-type="string">
            <text:p>DE dim</text:p>
          </table:table-cell>
          <table:table-cell table:number-columns-repeated="1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02" calcext:value-type="float">
            <text:p>0,80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726" calcext:value-type="float">
            <text:p>0,72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462" calcext:value-type="float">
            <text:p>0,46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DE slid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 factor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74" calcext:value-type="float">
            <text:p>0,7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4" calcext:value-type="float">
            <text:p>0,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,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1"/>
          <table:table-cell>
            <draw:frame draw:z-index="8" draw:style-name="gr1" draw:text-style-name="P1" svg:width="15.998cm" svg:height="9.005cm" svg:x="0.771cm" svg:y="0.241cm">
              <draw:object draw:notify-on-update-of-ranges="Arkusz2.M42:Arkusz2.M51 Arkusz2.N42:Arkusz2.N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string" calcext:value-type="string">
            <text:p>Grid siz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9" calcext:value-type="float">
            <text:p>0,849</text:p>
          </table:table-cell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858" calcext:value-type="float">
            <text:p>0,858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87" calcext:value-type="float">
            <text:p>0,887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0.792" calcext:value-type="float">
            <text:p>0,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.811" calcext:value-type="float">
            <text:p>0,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8" calcext:value-type="float">
            <text:p>0,858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717" calcext:value-type="float">
            <text:p>0,71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1" calcext:value-type="float">
            <text:p>0,1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2" calcext:value-type="float">
            <text:p>0,2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3" calcext:value-type="float">
            <text:p>0,3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4" calcext:value-type="float">
            <text:p>0,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7" calcext:value-type="float">
            <text:p>0,7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08" calcext:value-type="float">
            <text:p>0,70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12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14"/>
          <table:table-cell>
            <draw:frame draw:z-index="10" draw:style-name="gr1" draw:text-style-name="P1" svg:width="15.997cm" svg:height="9.004cm" svg:x="1.321cm" svg:y="0.426cm">
              <draw:object draw:notify-on-update-of-ranges="Arkusz2.M82:Arkusz2.M92 Arkusz2.N82:Arkusz2.N9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</table:table>
      <table:table table:name="Arkusz3" table:style-name="ta1">
        <table:shapes>
          <draw:frame draw:z-index="0" draw:style-name="gr1" draw:text-style-name="P1" svg:width="26.429cm" svg:height="14.875cm" svg:x="12.583cm" svg:y="14.822cm">
            <draw:object draw:notify-on-update-of-ranges="Arkusz3.H27:Arkusz3.O27 Arkusz3.G28:Arkusz3.G28 Arkusz3.H28:Arkusz3.O28 Arkusz3.G31:Arkusz3.G31 Arkusz3.H31:Arkusz3.O31 Arkusz3.G31:Arkusz3.G31 Arkusz3.G32:Arkusz3.G32 Arkusz3.H32:Arkusz3.O32 Arkusz3.G32:Arkusz3.G32 Arkusz3.G30:Arkusz3.G30 Arkusz3.H30:Arkusz3.O30 Arkusz3.G30:Arkusz3.G30 Arkusz3.G29:Arkusz3.G29 Arkusz3.H29:Arkusz3.O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6.739cm" svg:height="9.423cm" svg:x="16.301cm" svg:y="50.92cm">
            <draw:object draw:notify-on-update-of-ranges="Arkusz3.B121:Arkusz3.D121 Arkusz3.A122:Arkusz3.A122 Arkusz3.B122:Arkusz3.D122 Arkusz3.A123:Arkusz3.A123 Arkusz3.B123:Arkusz3.D123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3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2"/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783" calcext:value-type="float">
            <text:p>0,783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6708" calcext:value-type="float">
            <text:p>0,6708</text:p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2"/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0.6903" calcext:value-type="float">
            <text:p>0,6903</text:p>
          </table:table-cell>
          <table:table-cell office:value-type="float" office:value="0.8393" calcext:value-type="float">
            <text:p>0,8393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8047" calcext:value-type="float">
            <text:p>0,8047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5333" calcext:value-type="float">
            <text:p>0,5333</text:p>
          </table:table-cell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2"/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6814" calcext:value-type="float">
            <text:p>0,6814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9481" calcext:value-type="float">
            <text:p>0,9481</text:p>
          </table:table-cell>
          <table:table-cell office:value-type="float" office:value="0.814" calcext:value-type="float">
            <text:p>0,81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5542" calcext:value-type="float">
            <text:p>0,554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9" calcext:value-type="float">
            <text:p>0,9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7208" calcext:value-type="float">
            <text:p>0,7208</text:p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2"/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7125" calcext:value-type="float">
            <text:p>0,712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783" calcext:value-type="float">
            <text:p>0,783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6708" calcext:value-type="float">
            <text:p>0,6708</text:p>
          </table:table-cell>
          <table:table-cell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/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9" calcext:value-type="float">
            <text:p>0,9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7208" calcext:value-type="float">
            <text:p>0,7208</text:p>
          </table:table-cell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/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.6903" calcext:value-type="float">
            <text:p>0,6903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6509" calcext:value-type="float">
            <text:p>0,6509</text:p>
          </table:table-cell>
          <table:table-cell office:value-type="float" office:value="0.9111" calcext:value-type="float">
            <text:p>0,9111</text:p>
          </table:table-cell>
          <table:table-cell office:value-type="float" office:value="0.7721" calcext:value-type="float">
            <text:p>0,7721</text:p>
          </table:table-cell>
          <table:table-cell office:value-type="float" office:value="0.5556" calcext:value-type="float">
            <text:p>0,5556</text:p>
          </table:table-cell>
          <table:table-cell office:value-type="float" office:value="0.5292" calcext:value-type="float">
            <text:p>0,5292</text:p>
          </table:table-cell>
          <table:table-cell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6814" calcext:value-type="float">
            <text:p>0,6814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7222" calcext:value-type="float">
            <text:p>0,7222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899" calcext:value-type="float">
            <text:p>0,899</text:p>
          </table:table-cell>
          <table:table-cell office:value-type="float" office:value="0.6125" calcext:value-type="float">
            <text:p>0,612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7611" calcext:value-type="float">
            <text:p>0,7611</text:p>
          </table:table-cell>
          <table:table-cell office:value-type="float" office:value="0.7857" calcext:value-type="float">
            <text:p>0,7857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5259" calcext:value-type="float">
            <text:p>0,5259</text:p>
          </table:table-cell>
          <table:table-cell office:value-type="float" office:value="0.0884" calcext:value-type="float">
            <text:p>0,0884</text:p>
          </table:table-cell>
          <table:table-cell office:value-type="float" office:value="0.7475" calcext:value-type="float">
            <text:p>0,7475</text:p>
          </table:table-cell>
          <table:table-cell office:value-type="float" office:value="0.6792" calcext:value-type="float">
            <text:p>0,6792</text:p>
          </table:table-cell>
          <table:table-cell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3"/>
          <table:table-cell>
            <draw:frame draw:z-index="1" draw:style-name="gr1" draw:text-style-name="P1" svg:width="26.429cm" svg:height="14.875cm" svg:x="2.231cm" svg:y="0.292cm">
              <draw:object draw:notify-on-update-of-ranges="Arkusz3.G72:Arkusz3.N72 Arkusz3.F73:Arkusz3.F73 Arkusz3.G73:Arkusz3.N73 Arkusz3.F74:Arkusz3.F74 Arkusz3.G74:Arkusz3.N74 Arkusz3.G31:Arkusz3.G31 Arkusz3.F75:Arkusz3.F75 Arkusz3.G75:Arkusz3.N75 Arkusz3.G32:Arkusz3.G32 Arkusz3.F76:Arkusz3.F76 Arkusz3.G76:Arkusz3.N76 Arkusz3.G30:Arkusz3.G30 Arkusz3.F77:Arkusz3.F77 Arkusz3.G77:Arkusz3.N7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  <table:table-row table:style-name="ro1" table:number-rows-repeated="3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ARD</text:p>
          </table:table-cell>
          <table:table-cell office:value-type="string" calcext:value-type="string">
            <text:p>SYSU</text:p>
          </table:table-cell>
          <table:table-cell office:value-type="string" calcext:value-type="string">
            <text:p>UT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6708" calcext:value-type="float">
            <text:p>0,6708</text:p>
          </table:table-cell>
          <table:table-cell office:value-type="float" office:value="0.8977" calcext:value-type="float">
            <text:p>0,89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lab+Python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675" calcext:value-type="float">
            <text:p>0,675</text:p>
          </table:table-cell>
          <table:table-cell office:value-type="float" office:value="0.8953" calcext:value-type="float">
            <text:p>0,8953</text:p>
          </table:table-cell>
          <table:table-cell table:number-columns-repeated="11"/>
        </table:table-row>
      </table:table>
      <table:table table:name="Arkusz4" table:style-name="ta1">
        <table:shapes>
          <draw:frame draw:z-index="0" draw:style-name="gr1" draw:text-style-name="P1" svg:width="15.997cm" svg:height="9.005cm" svg:x="13.106cm" svg:y="1.062cm">
            <draw:object draw:notify-on-update-of-ranges="Arkusz4.A3:Arkusz4.A21 Arkusz4.C3:Arkusz4.C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8"/>
          <table:table-cell>
            <draw:frame draw:z-index="1" draw:style-name="gr1" draw:text-style-name="P1" svg:width="15.997cm" svg:height="9.005cm" svg:x="2.231cm" svg:y="0.161cm">
              <draw:object draw:notify-on-update-of-ranges="Arkusz4.A3:Arkusz4.A21 Arkusz4.D3:Arkusz4.D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>
          <table:table-cell table:number-columns-repeated="12"/>
          <table:table-cell>
            <draw:frame draw:z-index="3" draw:style-name="gr1" draw:text-style-name="P1" svg:width="15.997cm" svg:height="9.005cm" svg:x="2.232cm" svg:y="0.293cm">
              <draw:object draw:notify-on-update-of-ranges="Arkusz4.A3:Arkusz4.A21 Arkusz4.D36:Arkusz4.D4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4"/>
          <table:table-cell>
            <draw:frame draw:z-index="2" draw:style-name="gr1" draw:text-style-name="P1" svg:width="15.997cm" svg:height="9.005cm" svg:x="1.982cm" svg:y="0.319cm">
              <draw:object draw:notify-on-update-of-ranges="Arkusz4.A3:Arkusz4.A21 Arkusz4.C36:Arkusz4.C4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/>
          <table:table-cell>
            <draw:frame draw:z-index="4" draw:style-name="gr1" draw:text-style-name="P1" svg:width="15.997cm" svg:height="9.005cm" svg:x="2.122cm" svg:y="0.293cm">
              <draw:object draw:notify-on-update-of-ranges="Arkusz4.A3:Arkusz4.A21 Arkusz4.C47:Arkusz4.C51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7cm" svg:height="9.005cm" svg:x="0.054cm" svg:y="0.187cm">
              <draw:object draw:notify-on-update-of-ranges="Arkusz4.A3:Arkusz4.A21 Arkusz4.D47:Arkusz4.D51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/>
          <table:table-cell>
            <draw:frame draw:z-index="6" draw:style-name="gr1" draw:text-style-name="P1" svg:width="15.997cm" svg:height="9.005cm" svg:x="2.203cm" svg:y="0.001cm">
              <draw:object draw:notify-on-update-of-ranges="Arkusz4.A3:Arkusz4.A21 Arkusz4.C14:Arkusz4.C18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.997cm" svg:height="9.005cm" svg:x="0.193cm" svg:y="0.08cm">
              <draw:object draw:notify-on-update-of-ranges="Arkusz4.A3:Arkusz4.A21 Arkusz4.D14:Arkusz4.D18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  <table:table-cell>
            <draw:frame draw:z-index="9" draw:style-name="gr1" draw:text-style-name="P1" svg:width="15.997cm" svg:height="9.005cm" svg:x="0.166cm" svg:y="0.397cm">
              <draw:object draw:notify-on-update-of-ranges="Arkusz4.A3:Arkusz4.A21 Arkusz4.D25:Arkusz4.D29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/>
          <table:table-cell>
            <draw:frame draw:z-index="8" draw:style-name="gr1" draw:text-style-name="P1" svg:width="15.997cm" svg:height="9.005cm" svg:x="2.175cm" svg:y="0cm">
              <draw:object draw:notify-on-update-of-ranges="Arkusz4.A3:Arkusz4.A21 Arkusz4.C25:Arkusz4.C29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0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6"/>
          <table:table-cell>
            <draw:frame draw:z-index="10" draw:style-name="gr1" draw:text-style-name="P1" svg:width="15.997cm" svg:height="9.005cm" svg:x="0.055cm" svg:y="0cm">
              <draw:object draw:notify-on-update-of-ranges="Arkusz4.A3:Arkusz4.A21 Arkusz4.C58:Arkusz4.C62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1" draw:style-name="gr1" draw:text-style-name="P1" svg:width="15.997cm" svg:height="9.005cm" svg:x="0.304cm" svg:y="0.106cm">
              <draw:object draw:notify-on-update-of-ranges="Arkusz4.A3:Arkusz4.A21 Arkusz4.D58:Arkusz4.D6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5"/>
          <table:table-cell>
            <draw:frame draw:z-index="12" draw:style-name="gr1" draw:text-style-name="P1" svg:width="15.997cm" svg:height="9.005cm" svg:x="2.203cm" svg:y="0.425cm">
              <draw:object draw:notify-on-update-of-ranges="Arkusz4.A3:Arkusz4.A21 Arkusz4.C69:Arkusz4.C73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7"/>
          <table:table-cell>
            <draw:frame draw:z-index="13" draw:style-name="gr1" draw:text-style-name="P1" svg:width="15.997cm" svg:height="9.005cm" svg:x="0.138cm" svg:y="0.398cm">
              <draw:object draw:notify-on-update-of-ranges="Arkusz4.A3:Arkusz4.A21 Arkusz4.D69:Arkusz4.D73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3"/>
          <table:table-cell>
            <draw:frame draw:z-index="15" draw:style-name="gr1" draw:text-style-name="P1" svg:width="15.997cm" svg:height="9.005cm" svg:x="0.082cm" svg:y="0.398cm">
              <draw:object draw:notify-on-update-of-ranges="Arkusz4.A3:Arkusz4.A21 Arkusz4.D80:Arkusz4.D8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14" draw:style-name="gr1" draw:text-style-name="P1" svg:width="15.997cm" svg:height="9.005cm" svg:x="2.232cm" svg:y="0.053cm">
              <draw:object draw:notify-on-update-of-ranges="Arkusz4.A3:Arkusz4.A21 Arkusz4.C80:Arkusz4.C8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</table:table-row>
      </table:table>
      <table:table table:name="Arkusz4_2" table:style-name="ta1">
        <table:shapes>
          <draw:frame draw:z-index="0" draw:style-name="gr1" draw:text-style-name="P1" svg:width="15.997cm" svg:height="9.005cm" svg:x="13.106cm" svg:y="1.062cm">
            <draw:object draw:notify-on-update-of-ranges="Arkusz4_2.A3:Arkusz4_2.A21 Arkusz4_2.C3:Arkusz4_2.C7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8"/>
          <table:table-cell>
            <draw:frame draw:z-index="1" draw:style-name="gr1" draw:text-style-name="P1" svg:width="15.997cm" svg:height="9.005cm" svg:x="2.231cm" svg:y="0.161cm">
              <draw:object draw:notify-on-update-of-ranges="Arkusz4_2.A3:Arkusz4_2.A21 Arkusz4_2.D3:Arkusz4_2.D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>
            <draw:frame draw:z-index="3" draw:style-name="gr1" draw:text-style-name="P1" svg:width="15.997cm" svg:height="9.005cm" svg:x="2.232cm" svg:y="0.293cm">
              <draw:object draw:notify-on-update-of-ranges="Arkusz4_2.A3:Arkusz4_2.A21 Arkusz4_2.D36:Arkusz4_2.D40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4"/>
          <table:table-cell>
            <draw:frame draw:z-index="2" draw:style-name="gr1" draw:text-style-name="P1" svg:width="15.997cm" svg:height="9.005cm" svg:x="1.982cm" svg:y="0.319cm">
              <draw:object draw:notify-on-update-of-ranges="Arkusz4_2.A3:Arkusz4_2.A21 Arkusz4_2.C36:Arkusz4_2.C40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>
            <draw:frame draw:z-index="4" draw:style-name="gr1" draw:text-style-name="P1" svg:width="15.997cm" svg:height="9.005cm" svg:x="2.122cm" svg:y="0.293cm">
              <draw:object draw:notify-on-update-of-ranges="Arkusz4_2.A3:Arkusz4_2.A21 Arkusz4_2.C47:Arkusz4_2.C51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7cm" svg:height="9.005cm" svg:x="0.054cm" svg:y="0.187cm">
              <draw:object draw:notify-on-update-of-ranges="Arkusz4_2.A3:Arkusz4_2.A21 Arkusz4_2.D47:Arkusz4_2.D51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>
            <draw:frame draw:z-index="6" draw:style-name="gr1" draw:text-style-name="P1" svg:width="15.997cm" svg:height="9.005cm" svg:x="2.203cm" svg:y="0.001cm">
              <draw:object draw:notify-on-update-of-ranges="Arkusz4_2.A3:Arkusz4_2.A21 Arkusz4_2.C14:Arkusz4_2.C18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.997cm" svg:height="9.005cm" svg:x="0.193cm" svg:y="0.08cm">
              <draw:object draw:notify-on-update-of-ranges="Arkusz4_2.A3:Arkusz4_2.A21 Arkusz4_2.D14:Arkusz4_2.D18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  <table:table-cell>
            <draw:frame draw:z-index="9" draw:style-name="gr1" draw:text-style-name="P1" svg:width="15.997cm" svg:height="9.005cm" svg:x="0.166cm" svg:y="0.397cm">
              <draw:object draw:notify-on-update-of-ranges="Arkusz4_2.A3:Arkusz4_2.A21 Arkusz4_2.D25:Arkusz4_2.D29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/>
          <table:table-cell>
            <draw:frame draw:z-index="8" draw:style-name="gr1" draw:text-style-name="P1" svg:width="15.997cm" svg:height="9.005cm" svg:x="2.175cm" svg:y="0cm">
              <draw:object draw:notify-on-update-of-ranges="Arkusz4_2.A3:Arkusz4_2.A21 Arkusz4_2.C25:Arkusz4_2.C29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6"/>
          <table:table-cell>
            <draw:frame draw:z-index="10" draw:style-name="gr1" draw:text-style-name="P1" svg:width="15.997cm" svg:height="9.005cm" svg:x="0.055cm" svg:y="0cm">
              <draw:object draw:notify-on-update-of-ranges="Arkusz4_2.A3:Arkusz4_2.A21 Arkusz4_2.C58:Arkusz4_2.C62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6"/>
          <table:table-cell>
            <draw:frame draw:z-index="11" draw:style-name="gr1" draw:text-style-name="P1" svg:width="15.997cm" svg:height="9.005cm" svg:x="0.304cm" svg:y="0.106cm">
              <draw:object draw:notify-on-update-of-ranges="Arkusz4_2.A3:Arkusz4_2.A21 Arkusz4_2.D58:Arkusz4_2.D62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5"/>
          <table:table-cell>
            <draw:frame draw:z-index="12" draw:style-name="gr1" draw:text-style-name="P1" svg:width="15.997cm" svg:height="9.005cm" svg:x="2.203cm" svg:y="0.425cm">
              <draw:object draw:notify-on-update-of-ranges="Arkusz4_2.A3:Arkusz4_2.A21 Arkusz4_2.C69:Arkusz4_2.C73"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7"/>
          <table:table-cell>
            <draw:frame draw:z-index="13" draw:style-name="gr1" draw:text-style-name="P1" svg:width="15.997cm" svg:height="9.005cm" svg:x="0.138cm" svg:y="0.398cm">
              <draw:object draw:notify-on-update-of-ranges="Arkusz4_2.A3:Arkusz4_2.A21 Arkusz4_2.D69:Arkusz4_2.D73"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3"/>
          <table:table-cell>
            <draw:frame draw:z-index="15" draw:style-name="gr1" draw:text-style-name="P1" svg:width="15.997cm" svg:height="9.005cm" svg:x="0.082cm" svg:y="0.398cm">
              <draw:object draw:notify-on-update-of-ranges="Arkusz4_2.A3:Arkusz4_2.A21 Arkusz4_2.D80:Arkusz4_2.D84" xlink:href="./Object 46" xlink:type="simple" xlink:show="embed" xlink:actuate="onLoad">
                <loext:p/>
              </draw:object>
              <draw:image xlink:href="./ObjectReplacements/Object 46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14" draw:style-name="gr1" draw:text-style-name="P1" svg:width="15.997cm" svg:height="9.005cm" svg:x="2.232cm" svg:y="0.053cm">
              <draw:object draw:notify-on-update-of-ranges="Arkusz4_2.A3:Arkusz4_2.A21 Arkusz4_2.C80:Arkusz4_2.C84"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7:06.877499767</meta:creation-date>
    <meta:generator>LibreOffice/7.4.7.2$Linux_X86_64 LibreOffice_project/40$Build-2</meta:generator>
    <dc:date>2025-05-04T20:31:05.904047164</dc:date>
    <meta:editing-duration>P1DT14H38M13S</meta:editing-duration>
    <meta:editing-cycles>22</meta:editing-cycles>
    <meta:document-statistic meta:table-count="5" meta:cell-count="1578" meta:object-count="4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42cm" svg:y="0.316cm" chart:style-name="ch2">
          <text:p>Accuracy(Triplets factor)</text:p>
        </chart:title>
        <chart:plot-area chart:style-name="ch3" table:cell-range-address="Arkusz2.B8:Arkusz2.C18" svg:x="1.33cm" svg:y="1.275cm" svg:width="14.349cm" svg:height="6.569cm">
          <chart:coordinate-region svg:x="2.428cm" svg:y="1.475cm" svg:width="13.064cm" svg:height="5.723cm"/>
          <chart:axis chart:dimension="x" chart:name="primary-x" chart:style-name="ch4">
            <chart:title svg:x="7.481cm" svg:y="8.024cm" chart:style-name="ch5">
              <text:p>Triplets factor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8:Arkusz2.C18" chart:class="chart:scatter">
            <chart:domain table:cell-range-address="Arkusz2.B8:Arkusz2.B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8:Arkusz2.B18</svg:desc>
                </draw:g>
              </table:table-cell>
              <table:table-cell office:value-type="float" office:value="0.774">
                <text:p>0.774</text:p>
                <draw:g>
                  <svg:desc>Arkusz2.C8:Arkusz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18cm" svg:y="0.316cm" chart:style-name="ch2">
          <text:p>Accuracy(Grid size)</text:p>
        </chart:title>
        <chart:plot-area chart:style-name="ch3" table:cell-range-address="Arkusz2.M67:Arkusz2.N80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67:Arkusz2.N80" chart:class="chart:scatter">
            <chart:domain table:cell-range-address="Arkusz2.M67:Arkusz2.M80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67:Arkusz2.M80</svg:desc>
                </draw:g>
              </table:table-cell>
              <table:table-cell office:value-type="float" office:value="0.83">
                <text:p>0.83</text:p>
                <draw:g>
                  <svg:desc>Arkusz2.N67:Arkusz2.N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Accuracy(Filter param)</text:p>
        </chart:title>
        <chart:plot-area chart:style-name="ch3" table:cell-range-address="Arkusz2.M82:Arkusz2.N92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476cm" chart:style-name="ch7">
              <text:p>Filter param</text:p>
            </chart:title>
            <chart:grid chart:style-name="ch8" chart:class="major"/>
          </chart:axis>
          <chart:series chart:style-name="ch9" chart:values-cell-range-address="Arkusz2.N82:Arkusz2.N92" chart:class="chart:scatter">
            <chart:domain table:cell-range-address="Arkusz2.M82:Arkusz2.M9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82:Arkusz2.M92</svg:desc>
                </draw:g>
              </table:table-cell>
              <table:table-cell office:value-type="float" office:value="0.887">
                <text:p>0.887</text:p>
                <draw:g>
                  <svg:desc>Arkusz2.N82:Arkusz2.N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Y5:Arkusz2.Z19 Arkusz2.Z4:Arkusz2.Z4" chart:data-source-has-labels="row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8.367cm" svg:y="8.025cm" chart:style-name="ch5">
              <text:p>k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Z5:Arkusz2.Z19" chart:label-cell-address="Arkusz2.Z4:Arkusz2.Z4" chart:class="chart:scatter">
            <chart:domain table:cell-range-address="Arkusz2.Y5:Arkusz2.Y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/>
                <draw:g>
                  <svg:desc>Arkusz2.Z4:Arkusz2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Y5:Arkusz2.Y19</svg:desc>
                </draw:g>
              </table:table-cell>
              <table:table-cell office:value-type="float" office:value="0.736">
                <text:p>0.736</text:p>
                <draw:g>
                  <svg:desc>Arkusz2.Z5:Arkusz2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4">
                <text:p>0.7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row-mapping="0 3 4 2 1" chart:style-name="ch1">
        <chart:title svg:x="6.332cm" svg:y="0.433cm" chart:style-name="ch2">
          <text:p>Skuteczność klasyfikacji dla różnych metod, implementacji i zbiorów</text:p>
        </chart:title>
        <chart:legend chart:legend-position="end" svg:x="23.558cm" svg:y="6.143cm" style:legend-expansion="high" chart:style-name="ch3"/>
        <chart:plot-area chart:style-name="ch4" table:cell-range-address="Arkusz3.H27:Arkusz3.O29 Arkusz3.G28:Arkusz3.G29 Arkusz3.G30:Arkusz3.O32" chart:data-source-has-labels="both" svg:x="1.539cm" svg:y="1.509cm" svg:width="21.491cm" svg:height="12.089cm">
          <chart:coordinate-region svg:x="2.266cm" svg:y="1.708cm" svg:width="20.764cm" svg:height="11.243cm"/>
          <chart:axis chart:dimension="x" chart:name="primary-x" chart:style-name="ch5" chartooo:axis-type="auto">
            <chartooo:date-scale/>
            <chart:title svg:x="11.287cm" svg:y="13.895cm" chart:style-name="ch6">
              <text:p>Zbiór danych</text:p>
            </chart:title>
            <chart:categories table:cell-range-address="Arkusz3.H27:Arkusz3.O27"/>
          </chart:axis>
          <chart:axis chart:dimension="y" chart:name="primary-y" chart:style-name="ch7">
            <chart:title svg:x="0.451cm" svg:y="8.695cm" chart:style-name="ch8">
              <text:p>Skuteczność [-]</text:p>
            </chart:title>
            <chart:grid chart:style-name="ch9" chart:class="major"/>
          </chart:axis>
          <chart:series chart:style-name="ch10" chart:values-cell-range-address="Arkusz3.H28:Arkusz3.O28" chart:label-cell-address="Arkusz3.G28:Arkusz3.G28" chart:class="chart:bar">
            <chart:data-point chart:repeated="8"/>
          </chart:series>
          <chart:series chart:style-name="ch11" chart:values-cell-range-address="Arkusz3.H31:Arkusz3.O31" chart:label-cell-address="Arkusz3.G31:Arkusz3.G31" chart:class="chart:bar">
            <chart:data-point chart:repeated="8"/>
            <loext:propertry-mapping loext:property="BorderColor" loext:cell-range-address="Arkusz3.G31:Arkusz3.G31"/>
          </chart:series>
          <chart:series chart:style-name="ch12" chart:values-cell-range-address="Arkusz3.H32:Arkusz3.O32" chart:label-cell-address="Arkusz3.G32:Arkusz3.G32" chart:class="chart:bar">
            <chart:data-point chart:repeated="8"/>
            <loext:propertry-mapping loext:property="BorderColor" loext:cell-range-address="Arkusz3.G32:Arkusz3.G32"/>
          </chart:series>
          <chart:series chart:style-name="ch13" chart:values-cell-range-address="Arkusz3.H30:Arkusz3.O30" chart:label-cell-address="Arkusz3.G30:Arkusz3.G30" chart:class="chart:bar">
            <chart:data-point chart:repeated="8"/>
            <loext:propertry-mapping loext:property="BorderColor" loext:cell-range-address="Arkusz3.G30:Arkusz3.G30"/>
          </chart:series>
          <chart:series chart:style-name="ch14" chart:values-cell-range-address="Arkusz3.H29:Arkusz3.O29" chart:label-cell-address="Arkusz3.G29:Arkusz3.G29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A I</text:p>
                <draw:g>
                  <svg:desc>Arkusz3.H27:Arkusz3.O27</svg:desc>
                </draw:g>
              </table:table-cell>
              <table:table-cell office:value-type="string">
                <text:p>MSRA II</text:p>
              </table:table-cell>
              <table:table-cell office:value-type="string">
                <text:p>MSRA III</text:p>
              </table:table-cell>
              <table:table-cell office:value-type="string">
                <text:p>FLORENCE</text:p>
              </table:table-cell>
              <table:table-cell office:value-type="string">
                <text:p>KARD</text:p>
              </table:table-cell>
              <table:table-cell office:value-type="string">
                <text:p>UTD</text:p>
              </table:table-cell>
              <table:table-cell office:value-type="string">
                <text:p>UTK</text:p>
              </table:table-cell>
              <table:table-cell office:value-type="string">
                <text:p>SYSU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3.G28:Arkusz3.G28</svg:desc>
                </draw:g>
              </table:table-cell>
              <table:table-cell office:value-type="float" office:value="0.8962">
                <text:p>0.8962</text:p>
                <draw:g>
                  <svg:desc>Arkusz3.H28:Arkusz3.O28</svg:desc>
                </draw:g>
              </table:table-cell>
              <table:table-cell office:value-type="float" office:value="0.8319">
                <text:p>0.8319</text:p>
              </table:table-cell>
              <table:table-cell office:value-type="float" office:value="0.9018">
                <text:p>0.9018</text:p>
              </table:table-cell>
              <table:table-cell office:value-type="float" office:value="0.783">
                <text:p>0.783</text:p>
              </table:table-cell>
              <table:table-cell office:value-type="float" office:value="0.9815">
                <text:p>0.9815</text:p>
              </table:table-cell>
              <table:table-cell office:value-type="float" office:value="0.8977">
                <text:p>0.8977</text:p>
              </table:table-cell>
              <table:table-cell office:value-type="float" office:value="0.8889">
                <text:p>0.8889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DE PY</text:p>
                <draw:g>
                  <svg:desc>Arkusz3.G31:Arkusz3.G31</svg:desc>
                </draw:g>
              </table:table-cell>
              <table:table-cell office:value-type="float" office:value="0.9245">
                <text:p>0.9245</text:p>
                <draw:g>
                  <svg:desc>Arkusz3.H31:Arkusz3.O31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DE M</text:p>
                <draw:g>
                  <svg:desc>Arkusz3.G32:Arkusz3.G32</svg:desc>
                </draw:g>
              </table:table-cell>
              <table:table-cell office:value-type="float" office:value="0.9245">
                <text:p>0.9245</text:p>
                <draw:g>
                  <svg:desc>Arkusz3.H32:Arkusz3.O32</svg:desc>
                </draw:g>
              </table:table-cell>
              <table:table-cell office:value-type="float" office:value="0.8142">
                <text:p>0.8142</text:p>
              </table:table-cell>
              <table:table-cell office:value-type="float" office:value="0.9107">
                <text:p>0.9107</text:p>
              </table:table-cell>
              <table:table-cell office:value-type="float" office:value="0.7547">
                <text:p>0.7547</text:p>
              </table:table-cell>
              <table:table-cell office:value-type="float" office:value="0.8926">
                <text:p>0.8926</text:p>
              </table:table-cell>
              <table:table-cell office:value-type="float" office:value="0.8907">
                <text:p>0.8907</text:p>
              </table:table-cell>
              <table:table-cell office:value-type="float" office:value="0.8384">
                <text:p>0.8384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  <table:table-row>
              <table:table-cell office:value-type="string">
                <text:p>LDMLT M</text:p>
                <draw:g>
                  <svg:desc>Arkusz3.G30:Arkusz3.G30</svg:desc>
                </draw:g>
              </table:table-cell>
              <table:table-cell office:value-type="float" office:value="0.7736">
                <text:p>0.7736</text:p>
                <draw:g>
                  <svg:desc>Arkusz3.H30:Arkusz3.O30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571">
                <text:p>0.8571</text:p>
              </table:table-cell>
              <table:table-cell office:value-type="float" office:value="0.7075">
                <text:p>0.7075</text:p>
              </table:table-cell>
              <table:table-cell office:value-type="float" office:value="0.9481">
                <text:p>0.9481</text:p>
              </table:table-cell>
              <table:table-cell office:value-type="float" office:value="0.814">
                <text:p>0.814</text:p>
              </table:table-cell>
              <table:table-cell office:value-type="float" office:value="0.8384">
                <text:p>0.8384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LDMLT PY</text:p>
                <draw:g>
                  <svg:desc>Arkusz3.G29:Arkusz3.G29</svg:desc>
                </draw:g>
              </table:table-cell>
              <table:table-cell office:value-type="float" office:value="0.7642">
                <text:p>0.7642</text:p>
                <draw:g>
                  <svg:desc>Arkusz3.H29:Arkusz3.O29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8393">
                <text:p>0.8393</text:p>
              </table:table-cell>
              <table:table-cell office:value-type="float" office:value="0.6792">
                <text:p>0.6792</text:p>
              </table:table-cell>
              <table:table-cell office:value-type="float" office:value="0.9444">
                <text:p>0.9444</text:p>
              </table:table-cell>
              <table:table-cell office:value-type="float" office:value="0.8047">
                <text:p>0.8047</text:p>
              </table:table-cell>
              <table:table-cell office:value-type="float" office:value="0.8283">
                <text:p>0.8283</text:p>
              </table:table-cell>
              <table:table-cell office:value-type="float" office:value="0.5333">
                <text:p>0.5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style-name="ch1">
        <chart:title svg:x="8.779cm" svg:y="0.433cm" chart:style-name="ch2">
          <text:p>Skuteczność klasyfikacji dla różnych metod</text:p>
        </chart:title>
        <chart:legend chart:legend-position="end" svg:x="23.558cm" svg:y="6.143cm" style:legend-expansion="high" chart:style-name="ch3"/>
        <chart:plot-area chart:style-name="ch4" table:cell-range-address="Arkusz3.G72:Arkusz3.N77 Arkusz3.F73:Arkusz3.F77 Arkusz3.G30:Arkusz3.G32" chart:data-source-has-labels="both" svg:x="1.539cm" svg:y="1.509cm" svg:width="21.491cm" svg:height="12.089cm">
          <chart:coordinate-region svg:x="2.266cm" svg:y="1.708cm" svg:width="20.764cm" svg:height="11.243cm"/>
          <chart:axis chart:dimension="x" chart:name="primary-x" chart:style-name="ch5" chartooo:axis-type="auto">
            <chartooo:date-scale/>
            <chart:title svg:x="11.287cm" svg:y="13.895cm" chart:style-name="ch6">
              <text:p>Zbiór danych</text:p>
            </chart:title>
            <chart:categories table:cell-range-address="Arkusz3.G72:Arkusz3.N72"/>
          </chart:axis>
          <chart:axis chart:dimension="y" chart:name="primary-y" chart:style-name="ch7">
            <chart:title svg:x="0.451cm" svg:y="8.695cm" chart:style-name="ch8">
              <text:p>Skuteczność [-]</text:p>
            </chart:title>
            <chart:grid chart:style-name="ch9" chart:class="major"/>
          </chart:axis>
          <chart:series chart:style-name="ch10" chart:values-cell-range-address="Arkusz3.G73:Arkusz3.N73" chart:label-cell-address="Arkusz3.F73:Arkusz3.F73" chart:class="chart:bar">
            <chart:data-point chart:repeated="8"/>
          </chart:series>
          <chart:series chart:style-name="ch11" chart:values-cell-range-address="Arkusz3.G74:Arkusz3.N74" chart:label-cell-address="Arkusz3.F74:Arkusz3.F74" chart:class="chart:bar">
            <chart:data-point chart:repeated="8"/>
            <loext:propertry-mapping loext:property="BorderColor" loext:cell-range-address="Arkusz3.G31:Arkusz3.G31"/>
          </chart:series>
          <chart:series chart:style-name="ch12" chart:values-cell-range-address="Arkusz3.G75:Arkusz3.N75" chart:label-cell-address="Arkusz3.F75:Arkusz3.F75" chart:class="chart:bar">
            <chart:data-point chart:repeated="8"/>
            <loext:propertry-mapping loext:property="BorderColor" loext:cell-range-address="Arkusz3.G32:Arkusz3.G32"/>
          </chart:series>
          <chart:series chart:style-name="ch13" chart:values-cell-range-address="Arkusz3.G76:Arkusz3.N76" chart:label-cell-address="Arkusz3.F76:Arkusz3.F76" chart:class="chart:bar">
            <chart:data-point chart:repeated="8"/>
            <loext:propertry-mapping loext:property="BorderColor" loext:cell-range-address="Arkusz3.G30:Arkusz3.G30"/>
          </chart:series>
          <chart:series chart:style-name="ch14" chart:values-cell-range-address="Arkusz3.G77:Arkusz3.N77" chart:label-cell-address="Arkusz3.F77:Arkusz3.F7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A I</text:p>
                <draw:g>
                  <svg:desc>Arkusz3.G72:Arkusz3.N72</svg:desc>
                </draw:g>
              </table:table-cell>
              <table:table-cell office:value-type="string">
                <text:p>MSRA II</text:p>
              </table:table-cell>
              <table:table-cell office:value-type="string">
                <text:p>MSRA III</text:p>
              </table:table-cell>
              <table:table-cell office:value-type="string">
                <text:p>FLORENCE</text:p>
              </table:table-cell>
              <table:table-cell office:value-type="string">
                <text:p>KARD</text:p>
              </table:table-cell>
              <table:table-cell office:value-type="string">
                <text:p>UTD</text:p>
              </table:table-cell>
              <table:table-cell office:value-type="string">
                <text:p>UTK</text:p>
              </table:table-cell>
              <table:table-cell office:value-type="string">
                <text:p>SYSU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3.F73:Arkusz3.F73</svg:desc>
                </draw:g>
              </table:table-cell>
              <table:table-cell office:value-type="float" office:value="0.8962">
                <text:p>0.8962</text:p>
                <draw:g>
                  <svg:desc>Arkusz3.G73:Arkusz3.N73</svg:desc>
                </draw:g>
              </table:table-cell>
              <table:table-cell office:value-type="float" office:value="0.8319">
                <text:p>0.8319</text:p>
              </table:table-cell>
              <table:table-cell office:value-type="float" office:value="0.9018">
                <text:p>0.9018</text:p>
              </table:table-cell>
              <table:table-cell office:value-type="float" office:value="0.783">
                <text:p>0.783</text:p>
              </table:table-cell>
              <table:table-cell office:value-type="float" office:value="0.9815">
                <text:p>0.9815</text:p>
              </table:table-cell>
              <table:table-cell office:value-type="float" office:value="0.8977">
                <text:p>0.8977</text:p>
              </table:table-cell>
              <table:table-cell office:value-type="float" office:value="0.8889">
                <text:p>0.8889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DE PY</text:p>
                <draw:g>
                  <svg:desc>Arkusz3.F74:Arkusz3.F74</svg:desc>
                </draw:g>
              </table:table-cell>
              <table:table-cell office:value-type="float" office:value="0.9245">
                <text:p>0.9245</text:p>
                <draw:g>
                  <svg:desc>Arkusz3.G74:Arkusz3.N74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DTW+KNN</text:p>
                <draw:g>
                  <svg:desc>Arkusz3.F75:Arkusz3.F75</svg:desc>
                </draw:g>
              </table:table-cell>
              <table:table-cell office:value-type="float" office:value="0.8019">
                <text:p>0.8019</text:p>
                <draw:g>
                  <svg:desc>Arkusz3.G75:Arkusz3.N75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7411">
                <text:p>0.7411</text:p>
              </table:table-cell>
              <table:table-cell office:value-type="float" office:value="0.6509">
                <text:p>0.6509</text:p>
              </table:table-cell>
              <table:table-cell office:value-type="float" office:value="0.9111">
                <text:p>0.9111</text:p>
              </table:table-cell>
              <table:table-cell office:value-type="float" office:value="0.7721">
                <text:p>0.7721</text:p>
              </table:table-cell>
              <table:table-cell office:value-type="float" office:value="0.5556">
                <text:p>0.5556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  <table:table-row>
              <table:table-cell office:value-type="string">
                <text:p>LSTM</text:p>
                <draw:g>
                  <svg:desc>Arkusz3.F76:Arkusz3.F76</svg:desc>
                </draw:g>
              </table:table-cell>
              <table:table-cell office:value-type="float" office:value="0.8585">
                <text:p>0.8585</text:p>
                <draw:g>
                  <svg:desc>Arkusz3.G76:Arkusz3.N76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214">
                <text:p>0.8214</text:p>
              </table:table-cell>
              <table:table-cell office:value-type="float" office:value="0.7547">
                <text:p>0.7547</text:p>
              </table:table-cell>
              <table:table-cell office:value-type="float" office:value="0.7222">
                <text:p>0.7222</text:p>
              </table:table-cell>
              <table:table-cell office:value-type="float" office:value="0.0907">
                <text:p>0.0907</text:p>
              </table:table-cell>
              <table:table-cell office:value-type="float" office:value="0.899">
                <text:p>0.899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BILSTM</text:p>
                <draw:g>
                  <svg:desc>Arkusz3.F77:Arkusz3.F77</svg:desc>
                </draw:g>
              </table:table-cell>
              <table:table-cell office:value-type="float" office:value="0.8208">
                <text:p>0.8208</text:p>
                <draw:g>
                  <svg:desc>Arkusz3.G77:Arkusz3.N77</svg:desc>
                </draw:g>
              </table:table-cell>
              <table:table-cell office:value-type="float" office:value="0.7611">
                <text:p>0.7611</text:p>
              </table:table-cell>
              <table:table-cell office:value-type="float" office:value="0.7857">
                <text:p>0.7857</text:p>
              </table:table-cell>
              <table:table-cell office:value-type="float" office:value="0.7547">
                <text:p>0.7547</text:p>
              </table:table-cell>
              <table:table-cell office:value-type="float" office:value="0.5259">
                <text:p>0.5259</text:p>
              </table:table-cell>
              <table:table-cell office:value-type="float" office:value="0.0884">
                <text:p>0.0884</text:p>
              </table:table-cell>
              <table:table-cell office:value-type="float" office:value="0.7475">
                <text:p>0.7475</text:p>
              </table:table-cell>
              <table:table-cell office:value-type="float" office:value="0.6792">
                <text:p>0.67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1cm" svg:y="0.316cm" chart:style-name="ch2">
          <text:p>Czas uczenia dla zbioru MSRA I</text:p>
        </chart:title>
        <chart:plot-area chart:style-name="ch3" table:cell-range-address="Arkusz4.A3:Arkusz4.A21 Arkusz4.C3:Arkusz4.C7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3:Arkusz4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3.082">
                <text:p>123.082</text:p>
                <draw:g>
                  <svg:desc>Arkusz4.C3:Arkusz4.C7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3.81">
                <text:p>173.8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651cm" svg:y="0.316cm" chart:style-name="ch2">
          <text:p>Średni czas rozpoznawania próbki dla zbioru MSRA I</text:p>
        </chart:title>
        <chart:plot-area chart:style-name="ch3" table:cell-range-address="Arkusz4.A3:Arkusz4.A21 Arkusz4.D3:Arkusz4.D7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3:Arkusz4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61">
                <text:p>0.161</text:p>
                <draw:g>
                  <svg:desc>Arkusz4.D3:Arkusz4.D7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4cm" svg:y="0.319cm" chart:style-name="ch2">
          <text:p>Czas uczenia dla zbioru MSRA II</text:p>
        </chart:title>
        <chart:plot-area chart:style-name="ch3" table:cell-range-address="Arkusz4.A3:Arkusz4.A21 Arkusz4.C36:Arkusz4.C40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36:Arkusz4.C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9.371">
                <text:p>129.371</text:p>
                <draw:g>
                  <svg:desc>Arkusz4.C36:Arkusz4.C40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87.627">
                <text:p>187.627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7.682">
                <text:p>17.682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84cm" svg:y="0.316cm" chart:style-name="ch2">
          <text:p>Średni czas rozpoznawania próbki dla zbioru MSRA II</text:p>
        </chart:title>
        <chart:plot-area chart:style-name="ch3" table:cell-range-address="Arkusz4.A3:Arkusz4.A21 Arkusz4.D36:Arkusz4.D40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36:Arkusz4.D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58">
                <text:p>0.158</text:p>
                <draw:g>
                  <svg:desc>Arkusz4.D36:Arkusz4.D40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6cm" svg:y="0.319cm" chart:style-name="ch2">
          <text:p>Czas uczenia dla zbioru MSRA III</text:p>
        </chart:title>
        <chart:plot-area chart:style-name="ch3" table:cell-range-address="Arkusz4.A3:Arkusz4.A21 Arkusz4.C47:Arkusz4.C51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47:Arkusz4.C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3.109">
                <text:p>123.109</text:p>
                <draw:g>
                  <svg:desc>Arkusz4.C47:Arkusz4.C51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5.602">
                <text:p>175.60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6.273">
                <text:p>16.27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Accuracy(Alpha factor)</text:p>
        </chart:title>
        <chart:plot-area chart:style-name="ch3" table:cell-range-address="Arkusz2.B36:Arkusz2.C44 Arkusz2.C35:Arkusz2.C35" chart:data-source-has-labels="row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Alpha factor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C36:Arkusz2.C44" chart:label-cell-address="Arkusz2.C35:Arkusz2.C35" chart:class="chart:scatter">
            <chart:domain table:cell-range-address="Arkusz2.B36:Arkusz2.B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35:Arkusz2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2.B36:Arkusz2.B44</svg:desc>
                </draw:g>
              </table:table-cell>
              <table:table-cell office:value-type="float" office:value="0.764">
                <text:p>0.764</text:p>
                <draw:g>
                  <svg:desc>Arkusz2.C36:Arkusz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83">
                <text:p>0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18cm" svg:y="0.316cm" chart:style-name="ch2">
          <text:p>Średni czas rozpoznawania próbki dla zbioru MSRA III</text:p>
        </chart:title>
        <chart:plot-area chart:style-name="ch3" table:cell-range-address="Arkusz4.A3:Arkusz4.A21 Arkusz4.D47:Arkusz4.D51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47:Arkusz4.D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73">
                <text:p>0.173</text:p>
                <draw:g>
                  <svg:desc>Arkusz4.D47:Arkusz4.D51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8cm" svg:y="0.319cm" chart:style-name="ch2">
          <text:p>Czas uczenia dla zbioru FLORENCE</text:p>
        </chart:title>
        <chart:plot-area chart:style-name="ch3" table:cell-range-address="Arkusz4.A3:Arkusz4.A21 Arkusz4.C14:Arkusz4.C18" chart:data-source-has-labels="column" svg:x="0.319cm" svg:y="1.275cm" svg:width="15.36cm" svg:height="6.57cm">
          <chart:coordinate-region svg:x="2.687cm" svg:y="1.275cm" svg:width="12.805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14:Arkusz4.C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38.693">
                <text:p>38.693</text:p>
                <draw:g>
                  <svg:desc>Arkusz4.C14:Arkusz4.C18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58.742">
                <text:p>58.74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27cm" svg:y="0.316cm" chart:style-name="ch2">
          <text:p>Średni czas rozpoznawania próbki dla zbioru FLORENCE</text:p>
        </chart:title>
        <chart:plot-area chart:style-name="ch3" table:cell-range-address="Arkusz4.A3:Arkusz4.A21 Arkusz4.D14:Arkusz4.D18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14:Arkusz4.D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035">
                <text:p>0.035</text:p>
                <draw:g>
                  <svg:desc>Arkusz4.D14:Arkusz4.D18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cm" svg:y="0.319cm" chart:style-name="ch2">
          <text:p>Czas uczenia dla zbioru KARD</text:p>
        </chart:title>
        <chart:plot-area chart:style-name="ch3" table:cell-range-address="Arkusz4.A3:Arkusz4.A21 Arkusz4.C25:Arkusz4.C29" chart:data-source-has-labels="column" svg:x="0.319cm" svg:y="1.275cm" svg:width="15.36cm" svg:height="6.57cm">
          <chart:coordinate-region svg:x="2.687cm" svg:y="1.275cm" svg:width="12.6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25:Arkusz4.C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4278.322">
                <text:p>4278.322</text:p>
                <draw:g>
                  <svg:desc>Arkusz4.C25:Arkusz4.C29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5990.215">
                <text:p>5990.21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21.134">
                <text:p>121.13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09cm" svg:y="0.316cm" chart:style-name="ch2">
          <text:p>Średni czas rozpoznawania próbki dla zbioru KARD</text:p>
        </chart:title>
        <chart:plot-area chart:style-name="ch3" table:cell-range-address="Arkusz4.A3:Arkusz4.A21 Arkusz4.D25:Arkusz4.D29" chart:data-source-has-labels="column" svg:x="0.319cm" svg:y="1.275cm" svg:width="15.36cm" svg:height="6.57cm">
          <chart:coordinate-region svg:x="2.687cm" svg:y="1.275cm" svg:width="12.75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25:Arkusz4.D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3.548">
                <text:p>3.548</text:p>
                <draw:g>
                  <svg:desc>Arkusz4.D25:Arkusz4.D29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57">
                <text:p>0.05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2cm" svg:y="0.319cm" chart:style-name="ch2">
          <text:p>Czas uczenia dla zbioru UTD</text:p>
        </chart:title>
        <chart:plot-area chart:style-name="ch3" table:cell-range-address="Arkusz4.A3:Arkusz4.A21 Arkusz4.C58:Arkusz4.C62" chart:data-source-has-labels="column" svg:x="0.319cm" svg:y="1.275cm" svg:width="15.36cm" svg:height="6.57cm">
          <chart:coordinate-region svg:x="2.687cm" svg:y="1.275cm" svg:width="12.6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58:Arkusz4.C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2904.505">
                <text:p>2904.505</text:p>
                <draw:g>
                  <svg:desc>Arkusz4.C58:Arkusz4.C62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3886.621">
                <text:p>3886.62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76.882">
                <text:p>176.882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398">
                <text:p>0.3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68cm" svg:y="0.316cm" chart:style-name="ch2">
          <text:p>Średni czas rozpoznawania próbki dla zbioru UTD</text:p>
        </chart:title>
        <chart:plot-area chart:style-name="ch3" table:cell-range-address="Arkusz4.A3:Arkusz4.A21 Arkusz4.D58:Arkusz4.D62" chart:data-source-has-labels="column" svg:x="0.319cm" svg:y="1.275cm" svg:width="15.36cm" svg:height="6.57cm">
          <chart:coordinate-region svg:x="2.687cm" svg:y="1.275cm" svg:width="12.75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58:Arkusz4.D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.751">
                <text:p>1.751</text:p>
                <draw:g>
                  <svg:desc>Arkusz4.D58:Arkusz4.D62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4cm" svg:y="0.319cm" chart:style-name="ch2">
          <text:p>Czas uczenia dla zbioru UTK</text:p>
        </chart:title>
        <chart:plot-area chart:style-name="ch3" table:cell-range-address="Arkusz4.A3:Arkusz4.A21 Arkusz4.C69:Arkusz4.C73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69:Arkusz4.C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61.902">
                <text:p>61.902</text:p>
                <draw:g>
                  <svg:desc>Arkusz4.C69:Arkusz4.C73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36.759">
                <text:p>136.759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9.434">
                <text:p>9.43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85">
                <text:p>0.0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81cm" svg:y="0.316cm" chart:style-name="ch2">
          <text:p>Średni czas rozpoznawania próbki dla zbioru UTK</text:p>
        </chart:title>
        <chart:plot-area chart:style-name="ch3" table:cell-range-address="Arkusz4.A3:Arkusz4.A21 Arkusz4.D69:Arkusz4.D73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69:Arkusz4.D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08">
                <text:p>0.08</text:p>
                <draw:g>
                  <svg:desc>Arkusz4.D69:Arkusz4.D73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SYSU</text:p>
        </chart:title>
        <chart:plot-area chart:style-name="ch3" table:cell-range-address="Arkusz4.A3:Arkusz4.A21 Arkusz4.C80:Arkusz4.C84" chart:data-source-has-labels="column" svg:x="0.319cm" svg:y="1.275cm" svg:width="15.36cm" svg:height="6.57cm">
          <chart:coordinate-region svg:x="2.687cm" svg:y="1.275cm" svg:width="12.527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80:Arkusz4.C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5111.702">
                <text:p>15111.702</text:p>
                <draw:g>
                  <svg:desc>Arkusz4.C80:Arkusz4.C84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408.395">
                <text:p>17408.39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305.524">
                <text:p>305.52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714">
                <text:p>0.71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69cm" svg:y="0.316cm" chart:style-name="ch2">
          <text:p>Accuracy(cycles)</text:p>
        </chart:title>
        <chart:plot-area chart:style-name="ch3" table:cell-range-address="Arkusz2.B48:Arkusz2.C58 Arkusz2.C47:Arkusz2.C47" chart:data-source-has-labels="row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957cm" svg:y="8.024cm" chart:style-name="ch5">
              <text:p>Cycles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48:Arkusz2.C58" chart:label-cell-address="Arkusz2.C47:Arkusz2.C47" chart:class="chart:scatter">
            <chart:domain table:cell-range-address="Arkusz2.B48:Arkusz2.B5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47:Arkusz2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48:Arkusz2.B58</svg:desc>
                </draw:g>
              </table:table-cell>
              <table:table-cell office:value-type="float" office:value="0.774">
                <text:p>0.774</text:p>
                <draw:g>
                  <svg:desc>Arkusz2.C48:Arkusz2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64">
                <text:p>0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23cm" svg:y="0.316cm" chart:style-name="ch2">
          <text:p>Średni czas rozpoznawania próbki dla zbioru SYSU</text:p>
        </chart:title>
        <chart:plot-area chart:style-name="ch3" table:cell-range-address="Arkusz4.A3:Arkusz4.A21 Arkusz4.D80:Arkusz4.D84" chart:data-source-has-labels="column" svg:x="0.319cm" svg:y="1.275cm" svg:width="15.36cm" svg:height="6.57cm">
          <chart:coordinate-region svg:x="2.687cm" svg:y="1.275cm" svg:width="12.805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80:Arkusz4.D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4.863">
                <text:p>14.863</text:p>
                <draw:g>
                  <svg:desc>Arkusz4.D80:Arkusz4.D84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5.574">
                <text:p>15.574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147">
                <text:p>0.14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1cm" svg:y="0.316cm" chart:style-name="ch2">
          <text:p>Czas uczenia dla zbioru MSRA I</text:p>
        </chart:title>
        <chart:plot-area chart:style-name="ch3" table:cell-range-address="Arkusz4_2.A3:Arkusz4_2.A21 Arkusz4_2.C3:Arkusz4_2.C7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3:Arkusz4_2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3.082">
                <text:p>123.082</text:p>
                <draw:g>
                  <svg:desc>Arkusz4_2.C3:Arkusz4_2.C7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6.296">
                <text:p>36.29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6.283">
                <text:p>106.28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651cm" svg:y="0.316cm" chart:style-name="ch2">
          <text:p>Średni czas rozpoznawania próbki dla zbioru MSRA I</text:p>
        </chart:title>
        <chart:plot-area chart:style-name="ch3" table:cell-range-address="Arkusz4_2.A3:Arkusz4_2.A21 Arkusz4_2.D3:Arkusz4_2.D7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3:Arkusz4_2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61">
                <text:p>0.161</text:p>
                <draw:g>
                  <svg:desc>Arkusz4_2.D3:Arkusz4_2.D7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5cm" svg:y="0.319cm" chart:style-name="ch2">
          <text:p>Czas uczenia dla zbioru MSRA II</text:p>
        </chart:title>
        <chart:plot-area chart:style-name="ch3" table:cell-range-address="Arkusz4_2.A3:Arkusz4_2.A21 Arkusz4_2.C36:Arkusz4_2.C40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36:Arkusz4_2.C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9.371">
                <text:p>129.371</text:p>
                <draw:g>
                  <svg:desc>Arkusz4_2.C36:Arkusz4_2.C40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55.479">
                <text:p>55.47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0.662">
                <text:p>100.6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84cm" svg:y="0.316cm" chart:style-name="ch2">
          <text:p>Średni czas rozpoznawania próbki dla zbioru MSRA II</text:p>
        </chart:title>
        <chart:plot-area chart:style-name="ch3" table:cell-range-address="Arkusz4_2.A3:Arkusz4_2.A21 Arkusz4_2.D36:Arkusz4_2.D40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36:Arkusz4_2.D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58">
                <text:p>0.158</text:p>
                <draw:g>
                  <svg:desc>Arkusz4_2.D36:Arkusz4_2.D40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7cm" svg:y="0.319cm" chart:style-name="ch2">
          <text:p>Czas uczenia dla zbioru MSRA III</text:p>
        </chart:title>
        <chart:plot-area chart:style-name="ch3" table:cell-range-address="Arkusz4_2.A3:Arkusz4_2.A21 Arkusz4_2.C47:Arkusz4_2.C51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47:Arkusz4_2.C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3.109">
                <text:p>123.109</text:p>
                <draw:g>
                  <svg:desc>Arkusz4_2.C47:Arkusz4_2.C51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5.299">
                <text:p>35.29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9.976">
                <text:p>109.97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18cm" svg:y="0.316cm" chart:style-name="ch2">
          <text:p>Średni czas rozpoznawania próbki dla zbioru MSRA III</text:p>
        </chart:title>
        <chart:plot-area chart:style-name="ch3" table:cell-range-address="Arkusz4_2.A3:Arkusz4_2.A21 Arkusz4_2.D47:Arkusz4_2.D51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47:Arkusz4_2.D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73">
                <text:p>0.173</text:p>
                <draw:g>
                  <svg:desc>Arkusz4_2.D47:Arkusz4_2.D51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9cm" svg:y="0.319cm" chart:style-name="ch2">
          <text:p>Czas uczenia dla zbioru FLORENCE</text:p>
        </chart:title>
        <chart:plot-area chart:style-name="ch3" table:cell-range-address="Arkusz4_2.A3:Arkusz4_2.A21 Arkusz4_2.C14:Arkusz4_2.C18" chart:data-source-has-labels="column" svg:x="0.319cm" svg:y="1.275cm" svg:width="15.36cm" svg:height="6.57cm">
          <chart:coordinate-region svg:x="2.263cm" svg:y="1.275cm" svg:width="13.23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14:Arkusz4_2.C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38.693">
                <text:p>38.693</text:p>
                <draw:g>
                  <svg:desc>Arkusz4_2.C14:Arkusz4_2.C18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40.754">
                <text:p>40.75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71.025">
                <text:p>71.02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27cm" svg:y="0.316cm" chart:style-name="ch2">
          <text:p>Średni czas rozpoznawania próbki dla zbioru FLORENCE</text:p>
        </chart:title>
        <chart:plot-area chart:style-name="ch3" table:cell-range-address="Arkusz4_2.A3:Arkusz4_2.A21 Arkusz4_2.D14:Arkusz4_2.D18" chart:data-source-has-labels="column" svg:x="0.319cm" svg:y="1.275cm" svg:width="15.36cm" svg:height="6.57cm">
          <chart:coordinate-region svg:x="2.263cm" svg:y="1.275cm" svg:width="13.08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14:Arkusz4_2.D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035">
                <text:p>0.035</text:p>
                <draw:g>
                  <svg:desc>Arkusz4_2.D14:Arkusz4_2.D18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07">
                <text:p>0.0007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1cm" svg:y="0.319cm" chart:style-name="ch2">
          <text:p>Czas uczenia dla zbioru KARD</text:p>
        </chart:title>
        <chart:plot-area chart:style-name="ch3" table:cell-range-address="Arkusz4_2.A3:Arkusz4_2.A21 Arkusz4_2.C25:Arkusz4_2.C29" chart:data-source-has-labels="column" svg:x="0.319cm" svg:y="1.275cm" svg:width="15.36cm" svg:height="6.57cm">
          <chart:coordinate-region svg:x="2.263cm" svg:y="1.275cm" svg:width="13.04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25:Arkusz4_2.C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4278.322">
                <text:p>4278.322</text:p>
                <draw:g>
                  <svg:desc>Arkusz4_2.C25:Arkusz4_2.C29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816.887">
                <text:p>816.887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585.382">
                <text:p>1585.3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B62:Arkusz2.C76 Arkusz2.C61:Arkusz2.C61" chart:data-source-has-labels="row" svg:x="1.33cm" svg:y="1.275cm" svg:width="14.349cm" svg:height="6.569cm">
          <chart:coordinate-region svg:x="2.242cm" svg:y="1.475cm" svg:width="13.25cm" svg:height="5.722cm"/>
          <chart:axis chart:dimension="x" chart:name="primary-x" chart:style-name="ch4">
            <chart:title svg:x="8.367cm" svg:y="8.024cm" chart:style-name="ch5">
              <text:p>k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62:Arkusz2.C76" chart:label-cell-address="Arkusz2.C61:Arkusz2.C61" chart:class="chart:scatter">
            <chart:domain table:cell-range-address="Arkusz2.B62:Arkusz2.B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61:Arkusz2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B62:Arkusz2.B76</svg:desc>
                </draw:g>
              </table:table-cell>
              <table:table-cell office:value-type="float" office:value="0.764">
                <text:p>0.764</text:p>
                <draw:g>
                  <svg:desc>Arkusz2.C62:Arkusz2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09cm" svg:y="0.316cm" chart:style-name="ch2">
          <text:p>Średni czas rozpoznawania próbki dla zbioru KARD</text:p>
        </chart:title>
        <chart:plot-area chart:style-name="ch3" table:cell-range-address="Arkusz4_2.A3:Arkusz4_2.A21 Arkusz4_2.D25:Arkusz4_2.D29" chart:data-source-has-labels="column" svg:x="0.319cm" svg:y="1.275cm" svg:width="15.36cm" svg:height="6.57cm">
          <chart:coordinate-region svg:x="2.263cm" svg:y="1.275cm" svg:width="13.322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25:Arkusz4_2.D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3.548">
                <text:p>3.548</text:p>
                <draw:g>
                  <svg:desc>Arkusz4_2.D25:Arkusz4_2.D29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UTD</text:p>
        </chart:title>
        <chart:plot-area chart:style-name="ch3" table:cell-range-address="Arkusz4_2.A3:Arkusz4_2.A21 Arkusz4_2.C58:Arkusz4_2.C62" chart:data-source-has-labels="column" svg:x="0.319cm" svg:y="1.275cm" svg:width="15.36cm" svg:height="6.57cm">
          <chart:coordinate-region svg:x="2.263cm" svg:y="1.275cm" svg:width="13.04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58:Arkusz4_2.C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2904.505">
                <text:p>2904.505</text:p>
                <draw:g>
                  <svg:desc>Arkusz4_2.C58:Arkusz4_2.C62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166.279">
                <text:p>3166.27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6443.022">
                <text:p>6443.02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68cm" svg:y="0.316cm" chart:style-name="ch2">
          <text:p>Średni czas rozpoznawania próbki dla zbioru UTD</text:p>
        </chart:title>
        <chart:plot-area chart:style-name="ch3" table:cell-range-address="Arkusz4_2.A3:Arkusz4_2.A21 Arkusz4_2.D58:Arkusz4_2.D62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58:Arkusz4_2.D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.751">
                <text:p>1.751</text:p>
                <draw:g>
                  <svg:desc>Arkusz4_2.D58:Arkusz4_2.D62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5cm" svg:y="0.319cm" chart:style-name="ch2">
          <text:p>Czas uczenia dla zbioru UTK</text:p>
        </chart:title>
        <chart:plot-area chart:style-name="ch3" table:cell-range-address="Arkusz4_2.A3:Arkusz4_2.A21 Arkusz4_2.C69:Arkusz4_2.C73" chart:data-source-has-labels="column" svg:x="0.319cm" svg:y="1.275cm" svg:width="15.36cm" svg:height="6.57cm">
          <chart:coordinate-region svg:x="2.263cm" svg:y="1.275cm" svg:width="13.229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69:Arkusz4_2.C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61.902">
                <text:p>61.902</text:p>
                <draw:g>
                  <svg:desc>Arkusz4_2.C69:Arkusz4_2.C73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23.222">
                <text:p>23.22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44.796">
                <text:p>44.796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81cm" svg:y="0.316cm" chart:style-name="ch2">
          <text:p>Średni czas rozpoznawania próbki dla zbioru UTK</text:p>
        </chart:title>
        <chart:plot-area chart:style-name="ch3" table:cell-range-address="Arkusz4_2.A3:Arkusz4_2.A21 Arkusz4_2.D69:Arkusz4_2.D73" chart:data-source-has-labels="column" svg:x="0.319cm" svg:y="1.275cm" svg:width="15.36cm" svg:height="6.57cm">
          <chart:coordinate-region svg:x="2.263cm" svg:y="1.275cm" svg:width="13.08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69:Arkusz4_2.D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08">
                <text:p>0.08</text:p>
                <draw:g>
                  <svg:desc>Arkusz4_2.D69:Arkusz4_2.D73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SYSU</text:p>
        </chart:title>
        <chart:plot-area chart:style-name="ch3" table:cell-range-address="Arkusz4_2.A3:Arkusz4_2.A21 Arkusz4_2.C80:Arkusz4_2.C84" chart:data-source-has-labels="column" svg:x="0.319cm" svg:y="1.275cm" svg:width="15.36cm" svg:height="6.57cm">
          <chart:coordinate-region svg:x="2.263cm" svg:y="1.275cm" svg:width="12.952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80:Arkusz4_2.C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5111.702">
                <text:p>15111.702</text:p>
                <draw:g>
                  <svg:desc>Arkusz4_2.C80:Arkusz4_2.C84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796.682">
                <text:p>796.68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613.711">
                <text:p>1613.71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23cm" svg:y="0.316cm" chart:style-name="ch2">
          <text:p>Średni czas rozpoznawania próbki dla zbioru SYSU</text:p>
        </chart:title>
        <chart:plot-area chart:style-name="ch3" table:cell-range-address="Arkusz4_2.A3:Arkusz4_2.A21 Arkusz4_2.D80:Arkusz4_2.D84" chart:data-source-has-labels="column" svg:x="0.319cm" svg:y="1.275cm" svg:width="15.36cm" svg:height="6.57cm">
          <chart:coordinate-region svg:x="2.263cm" svg:y="1.275cm" svg:width="13.229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80:Arkusz4_2.D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4.863">
                <text:p>14.863</text:p>
                <draw:g>
                  <svg:desc>Arkusz4_2.D80:Arkusz4_2.D84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cm" svg:height="9.424cm" xlink:href=".." xlink:type="simple" chart:class="chart:bar" chart:style-name="ch1">
        <chart:title svg:x="2.267cm" svg:y="0.323cm" chart:style-name="ch2">
          <text:p>Skuteczność klasyfikacji dla "trudnych" zbiorów, dla różnych podejść</text:p>
        </chart:title>
        <chart:legend chart:legend-position="end" svg:x="13.657cm" svg:y="4.164cm" style:legend-expansion="high" chart:style-name="ch3"/>
        <chart:plot-area chart:style-name="ch4" table:cell-range-address="Arkusz3.B121:Arkusz3.D123 Arkusz3.A122:Arkusz3.A123" chart:data-source-has-labels="both" svg:x="1.345cm" svg:y="1.794cm" svg:width="11.978cm" svg:height="6.461cm">
          <chart:coordinate-region svg:x="2.072cm" svg:y="1.993cm" svg:width="11.251cm" svg:height="5.615cm"/>
          <chart:axis chart:dimension="x" chart:name="primary-x" chart:style-name="ch5" chartooo:axis-type="auto">
            <chartooo:date-scale/>
            <chart:title svg:x="6.337cm" svg:y="8.443cm" chart:style-name="ch6">
              <text:p>Zbiór danych</text:p>
            </chart:title>
            <chart:categories table:cell-range-address="Arkusz3.B121:Arkusz3.D121"/>
          </chart:axis>
          <chart:axis chart:dimension="y" chart:name="primary-y" chart:style-name="ch7">
            <chart:title svg:x="0.451cm" svg:y="6.166cm" chart:style-name="ch8">
              <text:p>Skuteczność [-]</text:p>
            </chart:title>
            <chart:grid chart:style-name="ch9" chart:class="major"/>
          </chart:axis>
          <chart:series chart:style-name="ch10" chart:values-cell-range-address="Arkusz3.B122:Arkusz3.D122" chart:label-cell-address="Arkusz3.A122:Arkusz3.A122" chart:class="chart:bar">
            <chart:data-point chart:repeated="3"/>
          </chart:series>
          <chart:series chart:style-name="ch11" chart:values-cell-range-address="Arkusz3.B123:Arkusz3.D123" chart:label-cell-address="Arkusz3.A123:Arkusz3.A12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D</text:p>
                <draw:g>
                  <svg:desc>Arkusz3.B121:Arkusz3.D121</svg:desc>
                </draw:g>
              </table:table-cell>
              <table:table-cell office:value-type="string">
                <text:p>SYSU</text:p>
              </table:table-cell>
              <table:table-cell office:value-type="string">
                <text:p>UTD</text:p>
              </table:table-cell>
            </table:table-row>
          </table:table-header-rows>
          <table:table-rows>
            <table:table-row>
              <table:table-cell office:value-type="string">
                <text:p>Python</text:p>
                <draw:g>
                  <svg:desc>Arkusz3.A122:Arkusz3.A122</svg:desc>
                </draw:g>
              </table:table-cell>
              <table:table-cell office:value-type="float" office:value="0.9815">
                <text:p>0.9815</text:p>
                <draw:g>
                  <svg:desc>Arkusz3.B122:Arkusz3.D122</svg:desc>
                </draw:g>
              </table:table-cell>
              <table:table-cell office:value-type="float" office:value="0.6708">
                <text:p>0.6708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Matlab+Python</text:p>
                <draw:g>
                  <svg:desc>Arkusz3.A123:Arkusz3.A123</svg:desc>
                </draw:g>
              </table:table-cell>
              <table:table-cell office:value-type="float" office:value="0.9815">
                <text:p>0.9815</text:p>
                <draw:g>
                  <svg:desc>Arkusz3.B123:Arkusz3.D123</svg:desc>
                </draw:g>
              </table:table-cell>
              <table:table-cell office:value-type="float" office:value="0.675">
                <text:p>0.675</text:p>
              </table:table-cell>
              <table:table-cell office:value-type="float" office:value="0.8953">
                <text:p>0.8953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24cm" svg:y="0.316cm" chart:style-name="ch2">
          <text:p>Accuracy(DE step)</text:p>
        </chart:title>
        <chart:plot-area chart:style-name="ch3" table:cell-range-address="Arkusz2.M6:Arkusz2.N15" svg:x="1.33cm" svg:y="1.275cm" svg:width="14.349cm" svg:height="6.57cm">
          <chart:coordinate-region svg:x="2.242cm" svg:y="1.474cm" svg:width="13.251cm" svg:height="5.724cm"/>
          <chart:axis chart:dimension="x" chart:name="primary-x" chart:style-name="ch4">
            <chart:title svg:x="7.878cm" svg:y="8.025cm" chart:style-name="ch5">
              <text:p>DE step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6:Arkusz2.N15" chart:class="chart:scatter">
            <chart:domain table:cell-range-address="Arkusz2.M6:Arkusz2.M1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6:Arkusz2.M15</svg:desc>
                </draw:g>
              </table:table-cell>
              <table:table-cell office:value-type="float" office:value="0.877">
                <text:p>0.877</text:p>
                <draw:g>
                  <svg:desc>Arkusz2.N6:Arkusz2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9cm" svg:y="0.316cm" chart:style-name="ch2">
          <text:p>Accuracy(DE dim)</text:p>
        </chart:title>
        <chart:plot-area chart:style-name="ch3" table:cell-range-address="Arkusz2.M19:Arkusz2.N26" svg:x="1.33cm" svg:y="1.275cm" svg:width="14.349cm" svg:height="6.57cm">
          <chart:coordinate-region svg:x="2.057cm" svg:y="1.474cm" svg:width="13.528cm" svg:height="5.724cm"/>
          <chart:axis chart:dimension="x" chart:name="primary-x" chart:style-name="ch4">
            <chart:title svg:x="7.918cm" svg:y="8.025cm" chart:style-name="ch5">
              <text:p>DE dim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19:Arkusz2.N26" chart:class="chart:scatter">
            <chart:domain table:cell-range-address="Arkusz2.M19:Arkusz2.M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19:Arkusz2.M26</svg:desc>
                </draw:g>
              </table:table-cell>
              <table:table-cell office:value-type="float" office:value="0.868">
                <text:p>0.868</text:p>
                <draw:g>
                  <svg:desc>Arkusz2.N19:Arkusz2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03cm" svg:y="0.316cm" chart:style-name="ch2">
          <text:p>Accuracy(DE slid)</text:p>
        </chart:title>
        <chart:plot-area chart:style-name="ch3" table:cell-range-address="Arkusz2.M29:Arkusz2.N38" svg:x="1.33cm" svg:y="1.275cm" svg:width="14.349cm" svg:height="6.569cm">
          <chart:coordinate-region svg:x="2.057cm" svg:y="1.474cm" svg:width="13.436cm" svg:height="5.723cm"/>
          <chart:axis chart:dimension="x" chart:name="primary-x" chart:style-name="ch4">
            <chart:title svg:x="7.931cm" svg:y="8.024cm" chart:style-name="ch5">
              <text:p>DE slid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29:Arkusz2.N38" chart:class="chart:scatter">
            <chart:domain table:cell-range-address="Arkusz2.M29:Arkusz2.M3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29:Arkusz2.M38</svg:desc>
                </draw:g>
              </table:table-cell>
              <table:table-cell office:value-type="float" office:value="0.887">
                <text:p>0.887</text:p>
                <draw:g>
                  <svg:desc>Arkusz2.N29:Arkusz2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368cm" svg:y="0.316cm" chart:style-name="ch2">
          <text:p>Accuracy(Beta)</text:p>
        </chart:title>
        <chart:plot-area chart:style-name="ch3" table:cell-range-address="Arkusz2.M54:Arkusz2.N63" svg:x="1.33cm" svg:y="1.275cm" svg:width="14.35cm" svg:height="6.57cm">
          <chart:coordinate-region svg:x="2.242cm" svg:y="1.474cm" svg:width="13.252cm" svg:height="5.724cm"/>
          <chart:axis chart:dimension="x" chart:name="primary-x" chart:style-name="ch4">
            <chart:title svg:x="8.117cm" svg:y="8.025cm" chart:style-name="ch5">
              <text:p>Bet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54:Arkusz2.N63" chart:class="chart:scatter">
            <chart:domain table:cell-range-address="Arkusz2.M54:Arkusz2.M6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54:Arkusz2.M63</svg:desc>
                </draw:g>
              </table:table-cell>
              <table:table-cell office:value-type="float" office:value="0.906">
                <text:p>0.906</text:p>
                <draw:g>
                  <svg:desc>Arkusz2.N54:Arkusz2.N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7">
                <text:p>0.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262cm" svg:y="0.316cm" chart:style-name="ch2">
          <text:p>Accuracy(Alpha)</text:p>
        </chart:title>
        <chart:plot-area chart:style-name="ch3" table:cell-range-address="Arkusz2.M42:Arkusz2.N51" svg:x="1.33cm" svg:y="1.275cm" svg:width="14.35cm" svg:height="6.57cm">
          <chart:coordinate-region svg:x="2.428cm" svg:y="1.474cm" svg:width="13.066cm" svg:height="5.724cm"/>
          <chart:axis chart:dimension="x" chart:name="primary-x" chart:style-name="ch4">
            <chart:title svg:x="8.024cm" svg:y="8.025cm" chart:style-name="ch5">
              <text:p>Alph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42:Arkusz2.N51" chart:class="chart:scatter">
            <chart:domain table:cell-range-address="Arkusz2.M42:Arkusz2.M5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42:Arkusz2.M51</svg:desc>
                </draw:g>
              </table:table-cell>
              <table:table-cell office:value-type="float" office:value="0.906">
                <text:p>0.906</text:p>
                <draw:g>
                  <svg:desc>Arkusz2.N42:Arkusz2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